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ManagerImpl.resolveMergeConflict( NodeState nodeState , NodeState versionState , boolean do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ersionManagerImpl.getVersionableNodeEntry( NodeState version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sionManagerImpl.restore( NodeState [ ] versionStates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ManagerImpl.removeVersionLabel( NodeState versionHistoryState , NodeState versionState , Name q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ManagerImpl.checkIsCheckedOut( NodeState node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ManagerImpl.removeVersion( NodeState versionHistoryState , NodeState version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ManagerImpl.checkin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ManagerImpl.checkout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ManagerImpl.VersionManagerImpl( WorkspaceManager workspa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ManagerImpl.restore( NodeState nodeState , Path relativePath , NodeState versionState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ManagerImpl.addVersionLabel( NodeState versionHistoryState , NodeState versionState , Name qLabel , boolean move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ManagerImpl.getVersionHistoryEntry( NodeState versionabl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ManagerImpl.isCheckedOut( NodeState node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ersionManagerImpl.merge( NodeState nodeState , String workspaceName , boolean bestEff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